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urier" svg:font-family="Courier"/>
    <style:font-face style:name="Courier1" svg:font-family="Courier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7pt" style:font-size-asian="17pt" style:font-size-complex="17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TimesNewRoman1" fo:font-size="17pt" fo:font-weight="bold" style:font-size-asian="17pt" style:font-weight-asian="bold" style:font-name-complex="TimesNewRoman1" style:font-size-complex="17pt" style:font-weight-complex="bold"/>
    </style:style>
    <style:style style:name="T4" style:family="text">
      <style:text-properties fo:color="#000000" loext:opacity="100%" style:font-name="TimesNewRoman1" fo:font-size="13.8999996185303pt" fo:font-weight="bold" style:font-size-asian="13.8999996185303pt" style:font-weight-asian="bold" style:font-name-complex="TimesNewRoman1" style:font-size-complex="13.8999996185303pt" style:font-weight-complex="bold"/>
    </style:style>
    <style:style style:name="T5" style:family="text">
      <style:text-properties fo:color="#000000" loext:opacity="100%" style:font-name="Courier" fo:font-size="12pt" fo:font-weight="normal" style:font-size-asian="12pt" style:font-weight-asian="normal" style:font-name-complex="Courier" style:font-size-complex="12pt" style:font-weight-complex="normal"/>
    </style:style>
    <style:style style:name="T6" style:family="text">
      <style:text-properties fo:color="#000000" loext:opacity="100%" style:font-name="CourierNew" fo:font-size="12pt" fo:font-weight="normal" style:font-size-asian="12pt" style:font-weight-asian="normal" style:font-name-complex="CourierNew" style:font-size-complex="12pt" style:font-weight-complex="normal"/>
    </style:style>
    <style:style style:name="T7" style:family="text">
      <style:text-properties fo:color="#000000" loext:opacity="100%" style:font-name="Courier" fo:font-size="12pt" fo:font-weight="bold" style:font-size-asian="12pt" style:font-weight-asian="bold" style:font-name-complex="Courier" style:font-size-complex="12pt" style:font-weight-complex="bold"/>
    </style:style>
    <style:style style:name="T8" style:family="text">
      <style:text-properties fo:color="#000000" loext:opacity="100%" style:font-name="CourierNew" fo:font-size="12pt" fo:font-weight="bold" style:font-size-asian="12pt" style:font-weight-asian="bold" style:font-name-complex="CourierNew" style:font-size-complex="12pt" style:font-weight-complex="bold"/>
    </style:style>
    <style:style style:name="T9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style:font-name="Times1" fo:font-size="12pt" fo:font-weight="normal" style:font-size-asian="12pt" style:font-weight-asian="normal" style:font-name-complex="Time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496cm" svg:height="0.471cm" svg:x="3.192cm" svg:y="1.299cm">
          <draw:text-box>
            <text:p text:style-name="P1"><text:span text:style-name="T1">C</text:span><text:span text:style-name="T1">S</text:span><text:span text:style-name="T1">24</text:span><text:span text:style-name="T1">00 </text:span></text:p>
          </draw:text-box>
        </draw:frame>
        <draw:frame draw:style-name="gr1" draw:text-style-name="P2" draw:layer="layout" svg:width="7.702cm" svg:height="0.471cm" svg:x="7.008cm" svg:y="1.299cm">
          <draw:text-box>
            <text:p text:style-name="P1"><text:span text:style-name="T2">A</text:span><text:span text:style-name="T2">ns</text:span><text:span text:style-name="T2">w</text:span><text:span text:style-name="T2">er </text:span><text:span text:style-name="T2">S</text:span><text:span text:style-name="T2">he</text:span><text:span text:style-name="T2">et </text:span><text:span text:style-name="T2">fo</text:span><text:span text:style-name="T2">r </text:span><text:span text:style-name="T2">L</text:span><text:span text:style-name="T2">ab</text:span><text:span text:style-name="T2">or</text:span><text:span text:style-name="T2">at</text:span><text:span text:style-name="T2">or</text:span><text:span text:style-name="T2">y </text:span><text:span text:style-name="T2">A</text:span><text:span text:style-name="T2">ssi</text:span><text:span text:style-name="T2">gn</text:span><text:span text:style-name="T2">m</text:span><text:span text:style-name="T2">en</text:span><text:span text:style-name="T2">t </text:span><text:span text:style-name="T2">#4 </text:span></text:p>
          </draw:text-box>
        </draw:frame>
        <draw:frame draw:style-name="gr1" draw:text-style-name="P2" draw:layer="layout" svg:width="0.422cm" svg:height="0.471cm" svg:x="18.273cm" svg:y="1.299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2.165cm" svg:height="0.471cm" svg:x="9.783cm" svg:y="1.781cm">
          <draw:text-box>
            <text:p text:style-name="P1"><text:span text:style-name="T2">(1</text:span><text:span text:style-name="T2">00 </text:span><text:span text:style-name="T2">po</text:span><text:span text:style-name="T2">int</text:span><text:span text:style-name="T2">s) </text:span></text:p>
          </draw:text-box>
        </draw:frame>
        <draw:frame draw:style-name="gr1" draw:text-style-name="P2" draw:layer="layout" svg:width="0.422cm" svg:height="0.471cm" svg:x="3.192cm" svg:y="2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709cm" svg:height="0.471cm" svg:x="3.192cm" svg:y="2.755cm">
          <draw:text-box>
            <text:p text:style-name="P1"><text:span text:style-name="T2">N</text:span><text:span text:style-name="T2">a</text:span><text:span text:style-name="T2">m</text:span><text:span text:style-name="T2">e/</text:span><text:span text:style-name="T2">PI</text:span><text:span text:style-name="T2">D: </text:span><text:span text:style-name="T2">Br</text:span><text:span text:style-name="T2">en</text:span><text:span text:style-name="T2">to</text:span><text:span text:style-name="T2">n </text:span><text:span text:style-name="T2">K</text:span><text:span text:style-name="T2">as</text:span><text:span text:style-name="T2">ler </text:span></text:p>
          </draw:text-box>
        </draw:frame>
        <draw:frame draw:style-name="gr1" draw:text-style-name="P2" draw:layer="layout" svg:width="0.422cm" svg:height="0.471cm" svg:x="18.22cm" svg:y="25.725cm">
          <draw:text-box>
            <text:p text:style-name="P1"><text:span text:style-name="T2">1 </text:span></text:p>
          </draw:text-box>
        </draw:frame>
        <draw:frame draw:style-name="gr1" draw:text-style-name="P2" draw:layer="layout" svg:width="0.422cm" svg:height="0.471cm" svg:x="3.192cm" svg:y="26.2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cm" svg:height="0.67cm" svg:x="10.812cm" svg:y="3.2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857cm" svg:height="0.543cm" svg:x="3.192cm" svg:y="3.939cm">
          <draw:text-box>
            <text:p text:style-name="P1"><text:span text:style-name="T4">T</text:span><text:span text:style-name="T4">u</text:span><text:span text:style-name="T4">r</text:span><text:span text:style-name="T4">n </text:span><text:span text:style-name="T4">t</text:span><text:span text:style-name="T4">hi</text:span><text:span text:style-name="T4">s </text:span><text:span text:style-name="T4">s</text:span><text:span text:style-name="T4">h</text:span><text:span text:style-name="T4">ee</text:span><text:span text:style-name="T4">t </text:span><text:span text:style-name="T4">to </text:span><text:span text:style-name="T4">y</text:span><text:span text:style-name="T4">o</text:span><text:span text:style-name="T4">u</text:span><text:span text:style-name="T4">r </text:span><text:span text:style-name="T4">la</text:span><text:span text:style-name="T4">b </text:span><text:span text:style-name="T4">in</text:span><text:span text:style-name="T4">st</text:span><text:span text:style-name="T4">r</text:span><text:span text:style-name="T4">u</text:span><text:span text:style-name="T4">ct</text:span><text:span text:style-name="T4">o</text:span><text:span text:style-name="T4">r </text:span><text:span text:style-name="T4">at </text:span><text:span text:style-name="T4">t</text:span><text:span text:style-name="T4">h</text:span><text:span text:style-name="T4">e </text:span><text:span text:style-name="T4">e</text:span><text:span text:style-name="T4">n</text:span><text:span text:style-name="T4">d </text:span><text:span text:style-name="T4">of </text:span><text:span text:style-name="T4">t</text:span><text:span text:style-name="T4">h</text:span><text:span text:style-name="T4">e </text:span><text:span text:style-name="T4">la</text:span><text:span text:style-name="T4">b </text:span><text:span text:style-name="T4">fo</text:span><text:span text:style-name="T4">r </text:span><text:span text:style-name="T4">g</text:span><text:span text:style-name="T4">r</text:span><text:span text:style-name="T4">a</text:span><text:span text:style-name="T4">di</text:span><text:span text:style-name="T4">n</text:span><text:span text:style-name="T4">g. </text:span></text:p>
          </draw:text-box>
        </draw:frame>
        <draw:frame draw:style-name="gr1" draw:text-style-name="P2" draw:layer="layout" svg:width="0.422cm" svg:height="0.471cm" svg:x="3.192cm" svg:y="4.50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59cm" svg:height="0.543cm" svg:x="3.192cm" svg:y="4.998cm">
          <draw:text-box>
            <text:p text:style-name="P1"><text:span text:style-name="T4">S</text:span><text:span text:style-name="T4">te</text:span><text:span text:style-name="T4">p </text:span><text:span text:style-name="T4">2: </text:span></text:p>
          </draw:text-box>
        </draw:frame>
        <draw:frame draw:style-name="gr1" draw:text-style-name="P2" draw:layer="layout" svg:width="0.422cm" svg:height="0.471cm" svg:x="3.192cm" svg:y="5.5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265cm" svg:height="0.471cm" svg:x="3.192cm" svg:y="6.057cm">
          <draw:text-box>
            <text:p text:style-name="P1"><text:span text:style-name="T2">1. </text:span><text:span text:style-name="T2">(5 </text:span><text:span text:style-name="T2">pt</text:span><text:span text:style-name="T2">s) <text:s/></text:span><text:span text:style-name="T2">T</text:span><text:span text:style-name="T2">he </text:span><text:span text:style-name="T2">co</text:span><text:span text:style-name="T2">m</text:span><text:span text:style-name="T2">m</text:span><text:span text:style-name="T2">an</text:span><text:span text:style-name="T2">d </text:span></text:p>
          </draw:text-box>
        </draw:frame>
        <draw:frame draw:style-name="gr1" draw:text-style-name="P2" draw:layer="layout" svg:width="0.51cm" svg:height="0.424cm" svg:x="7.459cm" svg:y="6.179cm">
          <draw:text-box>
            <text:p text:style-name="P1"><text:span text:style-name="T5">l</text:span><text:span text:style-name="T5">s</text:span></text:p>
          </draw:text-box>
        </draw:frame>
        <draw:frame draw:style-name="gr1" draw:text-style-name="P2" draw:layer="layout" svg:width="9.172cm" svg:height="0.471cm" svg:x="7.967cm" svg:y="6.057cm">
          <draw:text-box>
            <text:p text:style-name="P1"><text:span text:style-name="T2"><text:s/></text:span><text:span text:style-name="T2">st</text:span><text:span text:style-name="T2">an</text:span><text:span text:style-name="T2">ds </text:span><text:span text:style-name="T2">fo</text:span><text:span text:style-name="T2">r <text:s/>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text:s/></text:span></text:p>
          </draw:text-box>
        </draw:frame>
        <draw:frame draw:style-name="gr1" draw:text-style-name="P2" draw:layer="layout" svg:width="5.437cm" svg:height="0.471cm" svg:x="3.192cm" svg:y="6.557cm">
          <draw:text-box>
            <text:p text:style-name="P1"><text:span text:style-name="T2"><text:s text:c="4"/></text:span><text:span text:style-name="T2">an</text:span><text:span text:style-name="T2">d </text:span><text:span text:style-name="T2">w</text:span><text:span text:style-name="T2">ha</text:span><text:span text:style-name="T2">t </text:span><text:span text:style-name="T2">do</text:span><text:span text:style-name="T2">es </text:span><text:span text:style-name="T2">it </text:span><text:span text:style-name="T2">do</text:span><text:span text:style-name="T2">? </text:span><text:span text:style-name="T2">(u</text:span><text:span text:style-name="T2">se </text:span><text:span text:style-name="T2">th</text:span><text:span text:style-name="T2">e </text:span></text:p>
          </draw:text-box>
        </draw:frame>
        <draw:frame draw:style-name="gr1" draw:text-style-name="P2" draw:layer="layout" svg:width="0.764cm" svg:height="0.424cm" svg:x="8.635cm" svg:y="6.679cm">
          <draw:text-box>
            <text:p text:style-name="P1"><text:span text:style-name="T5">m</text:span><text:span text:style-name="T5">a</text:span><text:span text:style-name="T5">n</text:span></text:p>
          </draw:text-box>
        </draw:frame>
        <draw:frame draw:style-name="gr1" draw:text-style-name="P2" draw:layer="layout" svg:width="2.021cm" svg:height="0.471cm" svg:x="9.397cm" svg:y="6.557cm">
          <draw:text-box>
            <text:p text:style-name="P1"><text:span text:style-name="T2"><text:s/></text:span><text:span text:style-name="T2">co</text:span><text:span text:style-name="T2">m</text:span><text:span text:style-name="T2">m</text:span><text:span text:style-name="T2">an</text:span><text:span text:style-name="T2">d) </text:span></text:p>
          </draw:text-box>
        </draw:frame>
        <draw:frame draw:style-name="gr1" draw:text-style-name="P2" draw:layer="layout" svg:width="0.422cm" svg:height="0.471cm" svg:x="3.192cm" svg:y="7.0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7.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8.02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178cm" svg:height="0.471cm" svg:x="3.192cm" svg:y="8.504cm">
          <draw:text-box>
            <text:p text:style-name="P1"><text:span text:style-name="T2"><text:s/></text:span><text:span text:style-name="T2">Li</text:span><text:span text:style-name="T2">sts </text:span><text:span text:style-name="T2">in</text:span><text:span text:style-name="T2">fo</text:span><text:span text:style-name="T2">r</text:span><text:span text:style-name="T2">m</text:span><text:span text:style-name="T2">ati</text:span><text:span text:style-name="T2">on </text:span><text:span text:style-name="T2">ab</text:span><text:span text:style-name="T2">ou</text:span><text:span text:style-name="T2">t </text:span><text:span text:style-name="T2">th</text:span><text:span text:style-name="T2">e </text:span><text:span text:style-name="T2">fil</text:span><text:span text:style-name="T2">es </text:span><text:span text:style-name="T2">(t</text:span><text:span text:style-name="T2">he </text:span><text:span text:style-name="T2">cu</text:span><text:span text:style-name="T2">rr</text:span><text:span text:style-name="T2">en</text:span><text:span text:style-name="T2">t </text:span><text:span text:style-name="T2">di</text:span><text:span text:style-name="T2">re</text:span><text:span text:style-name="T2">ct</text:span><text:span text:style-name="T2">or</text:span><text:span text:style-name="T2">y </text:span><text:span text:style-name="T2">by </text:span><text:span text:style-name="T2">de</text:span><text:span text:style-name="T2">fa</text:span><text:span text:style-name="T2">ult</text:span><text:span text:style-name="T2">)</text:span></text:p>
          </draw:text-box>
        </draw:frame>
        <draw:frame draw:style-name="gr1" draw:text-style-name="P2" draw:layer="layout" svg:width="0.422cm" svg:height="0.471cm" svg:x="3.192cm" svg:y="8.9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9.47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0.547cm" svg:height="0.471cm" svg:x="3.192cm" svg:y="9.969cm">
          <draw:text-box>
            <text:p text:style-name="P1"><text:span text:style-name="T2">2. </text:span><text:span text:style-name="T2">(5 </text:span><text:span text:style-name="T2">pt</text:span><text:span text:style-name="T2">s) </text:span><text:span text:style-name="T2">Li</text:span><text:span text:style-name="T2">st </text:span><text:span text:style-name="T2">th</text:span><text:span text:style-name="T2">e </text:span><text:span text:style-name="T2">na</text:span><text:span text:style-name="T2">m</text:span><text:span text:style-name="T2">es </text:span><text:span text:style-name="T2">of </text:span><text:span text:style-name="T2">th</text:span><text:span text:style-name="T2">e </text:span><text:span text:style-name="T2">su</text:span><text:span text:style-name="T2">bd</text:span><text:span text:style-name="T2">ire</text:span><text:span text:style-name="T2">ct</text:span><text:span text:style-name="T2">or</text:span><text:span text:style-name="T2">ie</text:span><text:span text:style-name="T2">s </text:span><text:span text:style-name="T2">in </text:span><text:span text:style-name="T2">th</text:span><text:span text:style-name="T2">e </text:span><text:span text:style-name="T2">di</text:span><text:span text:style-name="T2">re</text:span><text:span text:style-name="T2">ct</text:span><text:span text:style-name="T2">or</text:span><text:span text:style-name="T2">y <text:s/></text:span></text:p>
          </draw:text-box>
        </draw:frame>
        <draw:frame draw:style-name="gr1" draw:text-style-name="P2" draw:layer="layout" svg:width="3.283cm" svg:height="0.471cm" svg:x="3.192cm" svg:y="10.426cm">
          <draw:text-box>
            <text:p text:style-name="P1"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/></text:span></text:p>
          </draw:text-box>
        </draw:frame>
        <draw:frame draw:style-name="gr1" draw:text-style-name="P2" draw:layer="layout" svg:width="0.422cm" svg:height="0.479cm" svg:x="6.472cm" svg:y="10.4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51cm" svg:height="0.424cm" svg:x="6.726cm" svg:y="10.548cm">
          <draw:text-box>
            <text:p text:style-name="P1"><text:span text:style-name="T7">l</text:span><text:span text:style-name="T7">s</text:span></text:p>
          </draw:text-box>
        </draw:frame>
        <draw:frame draw:style-name="gr1" draw:text-style-name="P2" draw:layer="layout" svg:width="0.425cm" svg:height="0.471cm" svg:x="7.235cm" svg:y="10.426cm">
          <draw:text-box>
            <text:p text:style-name="P1"><text:span text:style-name="T2"><text:s text:c="4"/></text:span></text:p>
          </draw:text-box>
        </draw:frame>
        <draw:frame draw:style-name="gr1" draw:text-style-name="P2" draw:layer="layout" svg:width="6.352cm" svg:height="0.479cm" svg:x="7.658cm" svg:y="10.45cm">
          <draw:text-box>
            <text:p text:style-name="P1"><text:span text:style-name="T8">/</text:span><text:span text:style-name="T8">h</text:span><text:span text:style-name="T8">o</text:span><text:span text:style-name="T8">m</text:span><text:span text:style-name="T8">e</text:span><text:span text:style-name="T8">/</text:span><text:span text:style-name="T8">n</text:span><text:span text:style-name="T8">a</text:span><text:span text:style-name="T8">b</text:span><text:span text:style-name="T8">u</text:span><text:span text:style-name="T8">k</text:span><text:span text:style-name="T8">a</text:span><text:span text:style-name="T8">m</text:span><text:span text:style-name="T8">a</text:span><text:span text:style-name="T8">/</text:span><text:span text:style-name="T8">2</text:span><text:span text:style-name="T8">4</text:span><text:span text:style-name="T8">0</text:span><text:span text:style-name="T8">0</text:span><text:span text:style-name="T8">/</text:span><text:span text:style-name="T8">l</text:span><text:span text:style-name="T8">a</text:span><text:span text:style-name="T8">b</text:span><text:span text:style-name="T8">4 </text:span></text:p>
          </draw:text-box>
        </draw:frame>
        <draw:frame draw:style-name="gr1" draw:text-style-name="P2" draw:layer="layout" svg:width="0.422cm" svg:height="0.479cm" svg:x="3.192cm" svg:y="10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1.40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1.8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92cm" svg:y="12.382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9.375cm" svg:height="0.471cm" svg:x="3.192cm" svg:y="12.864cm">
          <draw:text-box>
            <text:p text:style-name="P1"><text:span text:style-name="T2">3. </text:span><text:span text:style-name="T2">(5 </text:span><text:span text:style-name="T2">pt</text:span><text:span text:style-name="T2">s) </text:span><text:span text:style-name="T2">W</text:span><text:span text:style-name="T2">rit</text:span><text:span text:style-name="T2">e </text:span><text:span text:style-name="T2">do</text:span><text:span text:style-name="T2">w</text:span><text:span text:style-name="T2">n </text:span><text:span text:style-name="T2">w</text:span><text:span text:style-name="T2">ha</text:span><text:span text:style-name="T2">t </text:span><text:span text:style-name="T2">is </text:span><text:span text:style-name="T2">di</text:span><text:span text:style-name="T2">sp</text:span><text:span text:style-name="T2">la</text:span><text:span text:style-name="T2">ye</text:span><text:span text:style-name="T2">d </text:span><text:span text:style-name="T2">w</text:span><text:span text:style-name="T2">he</text:span><text:span text:style-name="T2">n </text:span><text:span text:style-name="T2">yo</text:span><text:span text:style-name="T2">u </text:span><text:span text:style-name="T2">ty</text:span><text:span text:style-name="T2">pe </text:span></text:p>
          </draw:text-box>
        </draw:frame>
        <draw:frame draw:style-name="gr1" draw:text-style-name="P2" draw:layer="layout" svg:width="0.422cm" svg:height="0.471cm" svg:x="3.192cm" svg:y="13.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5cm" svg:height="0.479cm" svg:x="3.297cm" svg:y="13.355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/text:p>
          </draw:text-box>
        </draw:frame>
        <draw:frame draw:style-name="gr1" draw:text-style-name="P2" draw:layer="layout" svg:width="8.638cm" svg:height="0.424cm" svg:x="6.346cm" svg:y="13.452cm">
          <draw:text-box>
            <text:p text:style-name="P1"><text:span text:style-name="T7">l</text:span><text:span text:style-name="T7">s </text:span><text:span text:style-name="T7"><text:s text:c="2"/></text:span><text:span text:style-name="T7">–</text:span><text:span text:style-name="T7">l </text:span><text:span text:style-name="T7"><text:s/>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n</text:span><text:span text:style-name="T7">a</text:span><text:span text:style-name="T7">b</text:span><text:span text:style-name="T7">u</text:span><text:span text:style-name="T7">k</text:span><text:span text:style-name="T7">a</text:span><text:span text:style-name="T7">m</text:span><text:span text:style-name="T7">a</text:span><text:span text:style-name="T7">/</text:span><text:span text:style-name="T7">2</text:span><text:span text:style-name="T7">4</text:span><text:span text:style-name="T7">0</text:span><text:span text:style-name="T7">0</text:span><text:span text:style-name="T7">/</text:span><text:span text:style-name="T7">l</text:span><text:span text:style-name="T7">a</text:span><text:span text:style-name="T7">b</text:span><text:span text:style-name="T7">4 </text:span></text:p>
          </draw:text-box>
        </draw:frame>
        <draw:frame draw:style-name="gr1" draw:text-style-name="P2" draw:layer="layout" svg:width="0.51cm" svg:height="0.479cm" svg:x="3.192cm" svg:y="13.854cm">
          <draw:text-box>
            <text:p text:style-name="P1"><text:span text:style-name="T8"><text:s text:c="2"/></text:span></text:p>
          </draw:text-box>
        </draw:frame>
        <draw:frame draw:style-name="gr1" draw:text-style-name="P2" draw:layer="layout" svg:width="1.196cm" svg:height="0.471cm" svg:x="3.7cm" svg:y="13.83cm">
          <draw:text-box>
            <text:p text:style-name="P1"><text:span text:style-name="T1">N</text:span><text:span text:style-name="T1">ot</text:span><text:span text:style-name="T1">e: <text:s/></text:span></text:p>
          </draw:text-box>
        </draw:frame>
        <draw:frame draw:style-name="gr1" draw:text-style-name="P2" draw:layer="layout" svg:width="0.422cm" svg:height="0.479cm" svg:x="4.899cm" svg:y="13.854cm">
          <draw:text-box>
            <text:p text:style-name="P1"><text:span text:style-name="T8">-</text:span></text:p>
          </draw:text-box>
        </draw:frame>
        <draw:frame draw:style-name="gr1" draw:text-style-name="P2" draw:layer="layout" svg:width="2.178cm" svg:height="0.471cm" svg:x="5.153cm" svg:y="13.83cm">
          <draw:text-box>
            <text:p text:style-name="P1"><text:span text:style-name="T1"><text:s/></text:span><text:span text:style-name="T1">ell </text:span><text:span text:style-name="T1">n</text:span><text:span text:style-name="T1">ot </text:span><text:span text:style-name="T1">o</text:span><text:span text:style-name="T1">ne </text:span><text:span text:style-name="T1"><text:s/></text:span></text:p>
          </draw:text-box>
        </draw:frame>
        <draw:frame draw:style-name="gr1" draw:text-style-name="P2" draw:layer="layout" svg:width="0.422cm" svg:height="0.471cm" svg:x="3.192cm" svg:y="14.3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9cm" svg:x="3.192cm" svg:y="14.8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5.30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5.7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6.25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6.7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9cm" svg:x="3.192cm" svg:y="17.21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764cm" svg:height="0.479cm" svg:x="3.192cm" svg:y="17.698cm">
          <draw:text-box>
            <text:p text:style-name="P1"><text:span text:style-name="T8"><text:s text:c="2"/></text:span><text:span text:style-name="T8"><text:s/></text:span></text:p>
          </draw:text-box>
        </draw:frame>
        <draw:frame draw:style-name="gr1" draw:text-style-name="P2" draw:layer="layout" svg:width="0.422cm" svg:height="0.471cm" svg:x="3.192cm" svg:y="18.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8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9.16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9.6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77cm" svg:height="0.471cm" svg:x="3.192cm" svg:y="20.137cm">
          <draw:text-box>
            <text:p text:style-name="P1"><text:span text:style-name="T2">4. </text:span><text:span text:style-name="T2">(5 </text:span><text:span text:style-name="T2">pt</text:span><text:span text:style-name="T2">s) </text:span><text:span text:style-name="T2">W</text:span><text:span text:style-name="T2">rit</text:span><text:span text:style-name="T2">e </text:span><text:span text:style-name="T2">do</text:span><text:span text:style-name="T2">w</text:span><text:span text:style-name="T2">n </text:span><text:span text:style-name="T2">th</text:span><text:span text:style-name="T2">e </text:span><text:span text:style-name="T2">si</text:span><text:span text:style-name="T2">ze </text:span><text:span text:style-name="T2">of </text:span></text:p>
          </draw:text-box>
        </draw:frame>
        <draw:frame draw:style-name="gr1" draw:text-style-name="P2" draw:layer="layout" svg:width="1.018cm" svg:height="0.479cm" svg:x="8.776cm" svg:y="20.162cm">
          <draw:text-box>
            <text:p text:style-name="P1"><text:span text:style-name="T6">d</text:span><text:span text:style-name="T6">i</text:span><text:span text:style-name="T6">r</text:span><text:span text:style-name="T6">5</text:span></text:p>
          </draw:text-box>
        </draw:frame>
        <draw:frame draw:style-name="gr1" draw:text-style-name="P2" draw:layer="layout" svg:width="4.164cm" svg:height="0.471cm" svg:x="9.792cm" svg:y="20.137cm">
          <draw:text-box>
            <text:p text:style-name="P1"><text:span text:style-name="T2"><text:s text:c="2"/></text:span><text:span text:style-name="T2">by </text:span><text:span text:style-name="T2">us</text:span><text:span text:style-name="T2">in</text:span><text:span text:style-name="T2">g </text:span><text:span text:style-name="T2">th</text:span><text:span text:style-name="T2">e </text:span><text:span text:style-name="T2">co</text:span><text:span text:style-name="T2">m</text:span><text:span text:style-name="T2">m</text:span><text:span text:style-name="T2">an</text:span><text:span text:style-name="T2">d </text:span></text:p>
          </draw:text-box>
        </draw:frame>
        <draw:frame draw:style-name="gr1" draw:text-style-name="P2" draw:layer="layout" svg:width="0.422cm" svg:height="0.471cm" svg:x="3.192cm" svg:y="20.6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5cm" svg:height="0.479cm" svg:x="3.297cm" svg:y="20.653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/text:p>
          </draw:text-box>
        </draw:frame>
        <draw:frame draw:style-name="gr1" draw:text-style-name="P2" draw:layer="layout" svg:width="10.162cm" svg:height="0.424cm" svg:x="6.346cm" svg:y="20.75cm">
          <draw:text-box>
            <text:p text:style-name="P1"><text:span text:style-name="T7">l</text:span><text:span text:style-name="T7">s </text:span><text:span text:style-name="T7"><text:s text:c="2"/></text:span><text:span text:style-name="T7">–</text:span><text:span text:style-name="T7">l</text:span><text:span text:style-name="T7">h </text:span><text:span text:style-name="T7"><text:s/>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n</text:span><text:span text:style-name="T7">a</text:span><text:span text:style-name="T7">b</text:span><text:span text:style-name="T7">u</text:span><text:span text:style-name="T7">k</text:span><text:span text:style-name="T7">a</text:span><text:span text:style-name="T7">m</text:span><text:span text:style-name="T7">a</text:span><text:span text:style-name="T7">/</text:span><text:span text:style-name="T7">2</text:span><text:span text:style-name="T7">4</text:span><text:span text:style-name="T7">0</text:span><text:span text:style-name="T7">0</text:span><text:span text:style-name="T7">/</text:span><text:span text:style-name="T7">l</text:span><text:span text:style-name="T7">a</text:span><text:span text:style-name="T7">b</text:span><text:span text:style-name="T7">4</text:span><text:span text:style-name="T7">/</text:span><text:span text:style-name="T7">d</text:span><text:span text:style-name="T7">i</text:span><text:span text:style-name="T7">r</text:span><text:span text:style-name="T7">5 </text:span></text:p>
          </draw:text-box>
        </draw:frame>
        <draw:frame draw:style-name="gr1" draw:text-style-name="P2" draw:layer="layout" svg:width="0.422cm" svg:height="0.479cm" svg:x="3.192cm" svg:y="21.1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64cm" svg:height="0.479cm" svg:x="3.192cm" svg:y="21.635cm">
          <draw:text-box>
            <text:p text:style-name="P1"><text:span text:style-name="T8"><text:s text:c="2"/></text:span><text:span text:style-name="T8">h</text:span></text:p>
          </draw:text-box>
        </draw:frame>
        <draw:frame draw:style-name="gr1" draw:text-style-name="P2" draw:layer="layout" svg:width="12.342cm" svg:height="0.471cm" svg:x="3.954cm" svg:y="21.61cm">
          <draw:text-box>
            <text:p text:style-name="P1"><text:span text:style-name="T2"><text:s/></text:span><text:span text:style-name="T2">st</text:span><text:span text:style-name="T2">an</text:span><text:span text:style-name="T2">ds </text:span><text:span text:style-name="T2">fo</text:span><text:span text:style-name="T2">r </text:span><text:span text:style-name="T2">to </text:span><text:span text:style-name="T2">di</text:span><text:span text:style-name="T2">sp</text:span><text:span text:style-name="T2">la</text:span><text:span text:style-name="T2">y </text:span><text:span text:style-name="T2">th</text:span><text:span text:style-name="T2">e </text:span><text:span text:style-name="T2">si</text:span><text:span text:style-name="T2">ze </text:span><text:span text:style-name="T2">in </text:span><text:span text:style-name="T2">th</text:span><text:span text:style-name="T2">e </text:span><text:span text:style-name="T2">hu</text:span><text:span text:style-name="T2">m</text:span><text:span text:style-name="T2">an </text:span><text:span text:style-name="T2">re</text:span><text:span text:style-name="T2">ad</text:span><text:span text:style-name="T2">ab</text:span><text:span text:style-name="T2">le </text:span><text:span text:style-name="T2">fo</text:span><text:span text:style-name="T2">r</text:span><text:span text:style-name="T2">m. </text:span><text:span text:style-name="T2"><text:s/></text:span><text:span text:style-name="T2">F</text:span><text:span text:style-name="T2">or </text:span><text:span text:style-name="T2">ex</text:span><text:span text:style-name="T2">a</text:span><text:span text:style-name="T2">m</text:span><text:span text:style-name="T2">pl</text:span><text:span text:style-name="T2">e, </text:span></text:p>
          </draw:text-box>
        </draw:frame>
        <draw:frame draw:style-name="gr1" draw:text-style-name="P2" draw:layer="layout" svg:width="0.422cm" svg:height="0.479cm" svg:x="16.309cm" svg:y="21.635cm">
          <draw:text-box>
            <text:p text:style-name="P1"><text:span text:style-name="T6">K</text:span></text:p>
          </draw:text-box>
        </draw:frame>
        <draw:frame draw:style-name="gr1" draw:text-style-name="P2" draw:layer="layout" svg:width="0.705cm" svg:height="0.471cm" svg:x="16.563cm" svg:y="21.61cm">
          <draw:text-box>
            <text:p text:style-name="P1"><text:span text:style-name="T2"><text:s/></text:span><text:span text:style-name="T2">fo</text:span><text:span text:style-name="T2">r </text:span></text:p>
          </draw:text-box>
        </draw:frame>
        <draw:frame draw:style-name="gr1" draw:text-style-name="P2" draw:layer="layout" svg:width="0.51cm" svg:height="0.479cm" svg:x="17.269cm" svg:y="21.635cm">
          <draw:text-box>
            <text:p text:style-name="P1"><text:span text:style-name="T6">K</text:span><text:span text:style-name="T6">B</text:span></text:p>
          </draw:text-box>
        </draw:frame>
        <draw:frame draw:style-name="gr1" draw:text-style-name="P2" draw:layer="layout" svg:width="0.422cm" svg:height="0.471cm" svg:x="17.777cm" svg:y="21.61cm">
          <draw:text-box>
            <text:p text:style-name="P1"><text:span text:style-name="T2">, </text:span></text:p>
          </draw:text-box>
        </draw:frame>
        <draw:frame draw:style-name="gr1" draw:text-style-name="P2" draw:layer="layout" svg:width="0.531cm" svg:height="0.471cm" svg:x="3.192cm" svg:y="22.135cm">
          <draw:text-box>
            <text:p text:style-name="P1"><text:span text:style-name="T2"><text:s text:c="5"/></text:span></text:p>
          </draw:text-box>
        </draw:frame>
        <draw:frame draw:style-name="gr1" draw:text-style-name="P2" draw:layer="layout" svg:width="0.422cm" svg:height="0.479cm" svg:x="3.721cm" svg:y="22.16cm">
          <draw:text-box>
            <text:p text:style-name="P1"><text:span text:style-name="T6">M</text:span></text:p>
          </draw:text-box>
        </draw:frame>
        <draw:frame draw:style-name="gr1" draw:text-style-name="P2" draw:layer="layout" svg:width="0.705cm" svg:height="0.471cm" svg:x="3.975cm" svg:y="22.135cm">
          <draw:text-box>
            <text:p text:style-name="P1"><text:span text:style-name="T2"><text:s/></text:span><text:span text:style-name="T2">fo</text:span><text:span text:style-name="T2">r </text:span></text:p>
          </draw:text-box>
        </draw:frame>
        <draw:frame draw:style-name="gr1" draw:text-style-name="P2" draw:layer="layout" svg:width="0.51cm" svg:height="0.479cm" svg:x="4.68cm" svg:y="22.16cm">
          <draw:text-box>
            <text:p text:style-name="P1"><text:span text:style-name="T6">M</text:span><text:span text:style-name="T6">B</text:span></text:p>
          </draw:text-box>
        </draw:frame>
        <draw:frame draw:style-name="gr1" draw:text-style-name="P2" draw:layer="layout" svg:width="0.422cm" svg:height="0.471cm" svg:x="5.188cm" svg:y="22.135cm">
          <draw:text-box>
            <text:p text:style-name="P1"><text:span text:style-name="T2">, </text:span></text:p>
          </draw:text-box>
        </draw:frame>
        <draw:frame draw:style-name="gr1" draw:text-style-name="P2" draw:layer="layout" svg:width="0.422cm" svg:height="0.479cm" svg:x="5.4cm" svg:y="22.16cm">
          <draw:text-box>
            <text:p text:style-name="P1"><text:span text:style-name="T6">G</text:span></text:p>
          </draw:text-box>
        </draw:frame>
        <draw:frame draw:style-name="gr1" draw:text-style-name="P2" draw:layer="layout" svg:width="0.705cm" svg:height="0.471cm" svg:x="5.654cm" svg:y="22.135cm">
          <draw:text-box>
            <text:p text:style-name="P1"><text:span text:style-name="T2"><text:s/></text:span><text:span text:style-name="T2">fo</text:span><text:span text:style-name="T2">r </text:span></text:p>
          </draw:text-box>
        </draw:frame>
        <draw:frame draw:style-name="gr1" draw:text-style-name="P2" draw:layer="layout" svg:width="0.51cm" svg:height="0.479cm" svg:x="6.359cm" svg:y="22.16cm">
          <draw:text-box>
            <text:p text:style-name="P1"><text:span text:style-name="T6">G</text:span><text:span text:style-name="T6">B</text:span></text:p>
          </draw:text-box>
        </draw:frame>
        <draw:frame draw:style-name="gr1" draw:text-style-name="P2" draw:layer="layout" svg:width="0.422cm" svg:height="0.471cm" svg:x="6.867cm" svg:y="22.135cm">
          <draw:text-box>
            <text:p text:style-name="P1"><text:span text:style-name="T2">. </text:span></text:p>
          </draw:text-box>
        </draw:frame>
        <draw:frame draw:style-name="gr1" draw:text-style-name="P2" draw:layer="layout" svg:width="0.422cm" svg:height="0.471cm" svg:x="3.192cm" svg:y="22.6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23.13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7.639cm" svg:height="0.937cm" svg:x="3.417cm" svg:y="7.248cm">
          <draw:text-box>
            <text:p>List directory contents</text:p>
          </draw:text-box>
        </draw:frame>
      </draw:page>
      <draw:page draw:name="page2" draw:style-name="dp1" draw:master-page-name="master-page3">
        <draw:frame draw:style-name="gr1" draw:text-style-name="P2" draw:layer="layout" svg:width="1.496cm" svg:height="0.471cm" svg:x="3.192cm" svg:y="1.299cm">
          <draw:text-box>
            <text:p text:style-name="P1"><text:span text:style-name="T1">C</text:span><text:span text:style-name="T1">S</text:span><text:span text:style-name="T1">24</text:span><text:span text:style-name="T1">00 </text:span></text:p>
          </draw:text-box>
        </draw:frame>
        <draw:frame draw:style-name="gr1" draw:text-style-name="P2" draw:layer="layout" svg:width="7.702cm" svg:height="0.471cm" svg:x="7.008cm" svg:y="1.299cm">
          <draw:text-box>
            <text:p text:style-name="P1"><text:span text:style-name="T2">A</text:span><text:span text:style-name="T2">ns</text:span><text:span text:style-name="T2">w</text:span><text:span text:style-name="T2">er </text:span><text:span text:style-name="T2">S</text:span><text:span text:style-name="T2">he</text:span><text:span text:style-name="T2">et </text:span><text:span text:style-name="T2">fo</text:span><text:span text:style-name="T2">r </text:span><text:span text:style-name="T2">L</text:span><text:span text:style-name="T2">ab</text:span><text:span text:style-name="T2">or</text:span><text:span text:style-name="T2">at</text:span><text:span text:style-name="T2">or</text:span><text:span text:style-name="T2">y </text:span><text:span text:style-name="T2">A</text:span><text:span text:style-name="T2">ssi</text:span><text:span text:style-name="T2">gn</text:span><text:span text:style-name="T2">m</text:span><text:span text:style-name="T2">en</text:span><text:span text:style-name="T2">t </text:span><text:span text:style-name="T2">#4 </text:span></text:p>
          </draw:text-box>
        </draw:frame>
        <draw:frame draw:style-name="gr1" draw:text-style-name="P2" draw:layer="layout" svg:width="0.422cm" svg:height="0.471cm" svg:x="18.273cm" svg:y="1.299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2.165cm" svg:height="0.471cm" svg:x="9.783cm" svg:y="1.781cm">
          <draw:text-box>
            <text:p text:style-name="P1"><text:span text:style-name="T2">(1</text:span><text:span text:style-name="T2">00 </text:span><text:span text:style-name="T2">po</text:span><text:span text:style-name="T2">int</text:span><text:span text:style-name="T2">s) </text:span></text:p>
          </draw:text-box>
        </draw:frame>
        <draw:frame draw:style-name="gr1" draw:text-style-name="P2" draw:layer="layout" svg:width="0.422cm" svg:height="0.471cm" svg:x="3.192cm" svg:y="2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72cm" svg:height="0.471cm" svg:x="3.192cm" svg:y="2.755cm">
          <draw:text-box>
            <text:p text:style-name="P1"><text:span text:style-name="T2">N</text:span><text:span text:style-name="T2">a</text:span><text:span text:style-name="T2">m</text:span><text:span text:style-name="T2">e/</text:span><text:span text:style-name="T2">PI</text:span><text:span text:style-name="T2">D: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/text:span></text:p>
          </draw:text-box>
        </draw:frame>
        <draw:frame draw:style-name="gr1" draw:text-style-name="P2" draw:layer="layout" svg:width="0.422cm" svg:height="0.471cm" svg:x="18.22cm" svg:y="25.725cm">
          <draw:text-box>
            <text:p text:style-name="P1"><text:span text:style-name="T2">2 </text:span></text:p>
          </draw:text-box>
        </draw:frame>
        <draw:frame draw:style-name="gr1" draw:text-style-name="P2" draw:layer="layout" svg:width="0.422cm" svg:height="0.471cm" svg:x="3.192cm" svg:y="26.2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375cm" svg:height="0.471cm" svg:x="3.192cm" svg:y="3.246cm">
          <draw:text-box>
            <text:p text:style-name="P1"><text:span text:style-name="T2">5. </text:span><text:span text:style-name="T2">(5 </text:span><text:span text:style-name="T2">pt</text:span><text:span text:style-name="T2">s) </text:span><text:span text:style-name="T2">W</text:span><text:span text:style-name="T2">rit</text:span><text:span text:style-name="T2">e </text:span><text:span text:style-name="T2">do</text:span><text:span text:style-name="T2">w</text:span><text:span text:style-name="T2">n </text:span><text:span text:style-name="T2">w</text:span><text:span text:style-name="T2">ha</text:span><text:span text:style-name="T2">t </text:span><text:span text:style-name="T2">is </text:span><text:span text:style-name="T2">di</text:span><text:span text:style-name="T2">sp</text:span><text:span text:style-name="T2">la</text:span><text:span text:style-name="T2">ye</text:span><text:span text:style-name="T2">d </text:span><text:span text:style-name="T2">w</text:span><text:span text:style-name="T2">he</text:span><text:span text:style-name="T2">n </text:span><text:span text:style-name="T2">yo</text:span><text:span text:style-name="T2">u </text:span><text:span text:style-name="T2">ty</text:span><text:span text:style-name="T2">pe </text:span></text:p>
          </draw:text-box>
        </draw:frame>
        <draw:frame draw:style-name="gr1" draw:text-style-name="P2" draw:layer="layout" svg:width="12.194cm" svg:height="0.479cm" svg:x="3.192cm" svg:y="3.719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8">c</text:span><text:span text:style-name="T8">a</text:span><text:span text:style-name="T8">t</text:span><text:span text:style-name="T6"> </text:span><text:span text:style-name="T8">/</text:span><text:span text:style-name="T8">h</text:span><text:span text:style-name="T8">o</text:span><text:span text:style-name="T8">m</text:span><text:span text:style-name="T8">e</text:span><text:span text:style-name="T8">/</text:span><text:span text:style-name="T8">n</text:span><text:span text:style-name="T8">a</text:span><text:span text:style-name="T8">b</text:span><text:span text:style-name="T8">u</text:span><text:span text:style-name="T8">k</text:span><text:span text:style-name="T8">a</text:span><text:span text:style-name="T8">m</text:span><text:span text:style-name="T8">a</text:span><text:span text:style-name="T8">/</text:span><text:span text:style-name="T8">2</text:span><text:span text:style-name="T8">4</text:span><text:span text:style-name="T8">0</text:span><text:span text:style-name="T8">0</text:span><text:span text:style-name="T8">/</text:span><text:span text:style-name="T8">l</text:span><text:span text:style-name="T8">a</text:span><text:span text:style-name="T8">b</text:span><text:span text:style-name="T8">4</text:span><text:span text:style-name="T8">/</text:span><text:span text:style-name="T8">d</text:span><text:span text:style-name="T8">i</text:span><text:span text:style-name="T8">r</text:span><text:span text:style-name="T8">2</text:span><text:span text:style-name="T8">/</text:span><text:span text:style-name="T8">i</text:span><text:span text:style-name="T8">n</text:span><text:span text:style-name="T8">f</text:span><text:span text:style-name="T8">o</text:span><text:span text:style-name="T8">3</text:span><text:span text:style-name="T6"> </text:span></text:p>
          </draw:text-box>
        </draw:frame>
        <draw:frame draw:style-name="gr1" draw:text-style-name="P2" draw:layer="layout" svg:width="0.422cm" svg:height="0.479cm" svg:x="3.192cm" svg:y="4.20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4.67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5.15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5.64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3.192cm" svg:y="6.1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6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7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586cm" svg:height="0.471cm" svg:x="3.192cm" svg:y="7.59cm">
          <draw:text-box>
            <text:p text:style-name="P1"><text:span text:style-name="T2">6. </text:span><text:span text:style-name="T2">(5 </text:span><text:span text:style-name="T2">pt</text:span><text:span text:style-name="T2">s) </text:span><text:span text:style-name="T2">W</text:span><text:span text:style-name="T2">rit</text:span><text:span text:style-name="T2">e </text:span><text:span text:style-name="T2">do</text:span><text:span text:style-name="T2">w</text:span><text:span text:style-name="T2">n </text:span><text:span text:style-name="T2">w</text:span><text:span text:style-name="T2">ha</text:span><text:span text:style-name="T2">t </text:span><text:span text:style-name="T2">is </text:span><text:span text:style-name="T2">di</text:span><text:span text:style-name="T2">sp</text:span><text:span text:style-name="T2">la</text:span><text:span text:style-name="T2">ye</text:span><text:span text:style-name="T2">d </text:span><text:span text:style-name="T2">w</text:span><text:span text:style-name="T2">he</text:span><text:span text:style-name="T2">n </text:span><text:span text:style-name="T2">yo</text:span><text:span text:style-name="T2">u </text:span><text:span text:style-name="T2">ty</text:span><text:span text:style-name="T2">pe </text:span><text:span text:style-name="T2"><text:s text:c="2"/></text:span></text:p>
          </draw:text-box>
        </draw:frame>
        <draw:frame draw:style-name="gr1" draw:text-style-name="P2" draw:layer="layout" svg:width="2.225cm" svg:height="0.471cm" svg:x="3.192cm" svg:y="8.038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/></text:span></text:p>
          </draw:text-box>
        </draw:frame>
        <draw:frame draw:style-name="gr1" draw:text-style-name="P2" draw:layer="layout" svg:width="7.368cm" svg:height="0.479cm" svg:x="5.414cm" svg:y="8.063cm">
          <draw:text-box>
            <text:p text:style-name="P1"><text:span text:style-name="T8">c</text:span><text:span text:style-name="T8">a</text:span><text:span text:style-name="T8">t </text:span><text:span text:style-name="T8">/</text:span><text:span text:style-name="T8">h</text:span><text:span text:style-name="T8">o</text:span><text:span text:style-name="T8">m</text:span><text:span text:style-name="T8">e</text:span><text:span text:style-name="T8">/</text:span><text:span text:style-name="T8">n</text:span><text:span text:style-name="T8">a</text:span><text:span text:style-name="T8">b</text:span><text:span text:style-name="T8">u</text:span><text:span text:style-name="T8">k</text:span><text:span text:style-name="T8">a</text:span><text:span text:style-name="T8">m</text:span><text:span text:style-name="T8">a</text:span><text:span text:style-name="T8">/</text:span><text:span text:style-name="T8">2</text:span><text:span text:style-name="T8">4</text:span><text:span text:style-name="T8">0</text:span><text:span text:style-name="T8">0</text:span><text:span text:style-name="T8">/</text:span><text:span text:style-name="T8">i</text:span><text:span text:style-name="T8">n</text:span><text:span text:style-name="T8">f</text:span><text:span text:style-name="T8">o</text:span><text:span text:style-name="T8">2</text:span></text:p>
          </draw:text-box>
        </draw:frame>
        <draw:frame draw:style-name="gr1" draw:text-style-name="P2" draw:layer="layout" svg:width="0.422cm" svg:height="0.471cm" svg:x="12.781cm" svg:y="8.0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2cm" svg:height="0.471cm" svg:x="3.192cm" svg:y="8.555cm">
          <draw:text-box>
            <text:p text:style-name="P1"><text:span text:style-name="T2"><text:s text:c="2"/></text:span><text:span text:style-name="T2">W</text:span><text:span text:style-name="T2">hy </text:span><text:span text:style-name="T2">di</text:span><text:span text:style-name="T2">d </text:span><text:span text:style-name="T2">thi</text:span><text:span text:style-name="T2">s </text:span><text:span text:style-name="T2">ha</text:span><text:span text:style-name="T2">pp</text:span><text:span text:style-name="T2">en</text:span><text:span text:style-name="T2">? </text:span></text:p>
          </draw:text-box>
        </draw:frame>
        <draw:frame draw:style-name="gr1" draw:text-style-name="P2" draw:layer="layout" svg:width="0.422cm" svg:height="0.471cm" svg:x="3.192cm" svg:y="9.04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9.5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0.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0.5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0.9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1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1.9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2.4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2.9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495cm" svg:height="0.471cm" svg:x="3.192cm" svg:y="13.432cm">
          <draw:text-box>
            <text:p text:style-name="P1"><text:span text:style-name="T2">7. (5 </text:span><text:span text:style-name="T2">pts) </text:span><text:span text:style-name="T2">Writ</text:span><text:span text:style-name="T2">e the </text:span><text:span text:style-name="T2">nam</text:span><text:span text:style-name="T2">es of </text:span><text:span text:style-name="T2">the </text:span><text:span text:style-name="T2">files </text:span><text:span text:style-name="T2">in </text:span><text:span text:style-name="T2">my </text:span></text:p>
          </draw:text-box>
        </draw:frame>
        <draw:frame draw:style-name="gr1" draw:text-style-name="P2" draw:layer="layout" svg:width="1.018cm" svg:height="0.479cm" svg:x="10.692cm" svg:y="13.456cm">
          <draw:text-box>
            <text:p text:style-name="P1"><text:span text:style-name="T8">dir</text:span><text:span text:style-name="T8">1</text:span></text:p>
          </draw:text-box>
        </draw:frame>
        <draw:frame draw:style-name="gr1" draw:text-style-name="P2" draw:layer="layout" svg:width="1.844cm" svg:height="0.471cm" svg:x="11.708cm" svg:y="13.432cm">
          <draw:text-box>
            <text:p text:style-name="P1"><text:span text:style-name="T2"><text:s/></text:span><text:span text:style-name="T2">directory. </text:span></text:p>
          </draw:text-box>
        </draw:frame>
        <draw:frame draw:style-name="gr1" draw:text-style-name="P2" draw:layer="layout" svg:width="0.422cm" svg:height="0.471cm" svg:x="3.192cm" svg:y="13.9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4.4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4.9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5.40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351cm" svg:height="0.471cm" svg:x="3.192cm" svg:y="15.904cm">
          <draw:text-box>
            <text:p text:style-name="P1"><text:span text:style-name="T2">8</text:span><text:span text:style-name="T2">.</text:span><text:span text:style-name="T2">(</text:span><text:span text:style-name="T2">5 </text:span><text:span text:style-name="T2">p</text:span><text:span text:style-name="T2">ts</text:span><text:span text:style-name="T2">) </text:span><text:span text:style-name="T2">W</text:span><text:span text:style-name="T2">ri</text:span><text:span text:style-name="T2">t</text:span><text:span text:style-name="T2">e </text:span><text:span text:style-name="T2">d</text:span><text:span text:style-name="T2">o</text:span><text:span text:style-name="T2">w</text:span><text:span text:style-name="T2">n </text:span><text:span text:style-name="T2">t</text:span><text:span text:style-name="T2">h</text:span><text:span text:style-name="T2">e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 </text:span><text:span text:style-name="T2">o</text:span><text:span text:style-name="T2">f </text:span><text:span text:style-name="T2">t</text:span><text:span text:style-name="T2">h</text:span><text:span text:style-name="T2">e </text:span><text:span text:style-name="T2">fi</text:span><text:span text:style-name="T2">l</text:span><text:span text:style-name="T2">e </text:span></text:p>
          </draw:text-box>
        </draw:frame>
        <draw:frame draw:style-name="gr1" draw:text-style-name="P2" draw:layer="layout" svg:width="1.272cm" svg:height="0.479cm" svg:x="10.551cm" svg:y="15.928cm">
          <draw:text-box>
            <text:p text:style-name="P1"><text:span text:style-name="T8">more_</text:span></text:p>
          </draw:text-box>
        </draw:frame>
        <draw:frame draw:style-name="gr1" draw:text-style-name="P2" draw:layer="layout" svg:width="1.018cm" svg:height="0.424cm" svg:x="11.821cm" svg:y="16.026cm">
          <draw:text-box>
            <text:p text:style-name="P1"><text:span text:style-name="T7">test</text:span></text:p>
          </draw:text-box>
        </draw:frame>
        <draw:frame draw:style-name="gr1" draw:text-style-name="P2" draw:layer="layout" svg:width="0.544cm" svg:height="0.471cm" svg:x="12.837cm" svg:y="15.904cm">
          <draw:text-box>
            <text:p text:style-name="P1"><text:span text:style-name="T2"><text:s/></text:span><text:span text:style-name="T2">in </text:span></text:p>
          </draw:text-box>
        </draw:frame>
        <draw:frame draw:style-name="gr1" draw:text-style-name="P2" draw:layer="layout" svg:width="1.018cm" svg:height="0.479cm" svg:x="13.378cm" svg:y="15.928cm">
          <draw:text-box>
            <text:p text:style-name="P1"><text:span text:style-name="T8">dir3</text:span></text:p>
          </draw:text-box>
        </draw:frame>
        <draw:polygon draw:style-name="gr5" draw:text-style-name="P6" draw:layer="layout" svg:width="1.016cm" svg:height="0.043cm" svg:x="13.377cm" svg:y="16.365cm" svg:viewBox="0 0 1017 44" draw:points="0,0 1017,0 1017,44 0,44">
          <text:p/>
        </draw:polygon>
        <draw:frame draw:style-name="gr1" draw:text-style-name="P2" draw:layer="layout" svg:width="3.495cm" svg:height="0.471cm" svg:x="14.394cm" svg:y="15.904cm">
          <draw:text-box>
            <text:p text:style-name="P1"><text:span text:style-name="T2">. <text:s/>(hint: look at q#5) </text:span></text:p>
          </draw:text-box>
        </draw:frame>
        <draw:frame draw:style-name="gr1" draw:text-style-name="P2" draw:layer="layout" svg:width="0.422cm" svg:height="0.471cm" svg:x="3.192cm" svg:y="16.4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6.9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7.3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7.8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8.3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375cm" svg:height="0.471cm" svg:x="3.192cm" svg:y="18.859cm">
          <draw:text-box>
            <text:p text:style-name="P1"><text:span text:style-name="T2">9</text:span><text:span text:style-name="T2">. </text:span><text:span text:style-name="T2">(</text:span><text:span text:style-name="T2">5 </text:span><text:span text:style-name="T2">p</text:span><text:span text:style-name="T2">ts</text:span><text:span text:style-name="T2">) </text:span><text:span text:style-name="T2">W</text:span><text:span text:style-name="T2">ri</text:span><text:span text:style-name="T2">t</text:span><text:span text:style-name="T2">e </text:span><text:span text:style-name="T2">d</text:span><text:span text:style-name="T2">o</text:span><text:span text:style-name="T2">w</text:span><text:span text:style-name="T2">n </text:span><text:span text:style-name="T2">w</text:span><text:span text:style-name="T2">h</text:span><text:span text:style-name="T2">a</text:span><text:span text:style-name="T2">t </text:span><text:span text:style-name="T2">is </text:span><text:span text:style-name="T2">d</text:span><text:span text:style-name="T2">is</text:span><text:span text:style-name="T2">p</text:span><text:span text:style-name="T2">l</text:span><text:span text:style-name="T2">a</text:span><text:span text:style-name="T2">y</text:span><text:span text:style-name="T2">e</text:span><text:span text:style-name="T2">d </text:span><text:span text:style-name="T2">w</text:span><text:span text:style-name="T2">h</text:span><text:span text:style-name="T2">e</text:span><text:span text:style-name="T2">n </text:span><text:span text:style-name="T2">y</text:span><text:span text:style-name="T2">o</text:span><text:span text:style-name="T2">u </text:span><text:span text:style-name="T2">t</text:span><text:span text:style-name="T2">y</text:span><text:span text:style-name="T2">p</text:span><text:span text:style-name="T2">e </text:span></text:p>
          </draw:text-box>
        </draw:frame>
        <draw:frame draw:style-name="gr1" draw:text-style-name="P2" draw:layer="layout" svg:width="0.764cm" svg:height="0.479cm" svg:x="12.574cm" svg:y="18.883cm">
          <draw:text-box>
            <text:p text:style-name="P1"><text:span text:style-name="T8">pwd</text:span></text:p>
          </draw:text-box>
        </draw:frame>
        <draw:frame draw:style-name="gr1" draw:text-style-name="P2" draw:layer="layout" svg:width="0.422cm" svg:height="0.471cm" svg:x="13.336cm" svg:y="18.859cm">
          <draw:text-box>
            <text:p text:style-name="P1"><text:span text:style-name="T1">.</text:span><text:span text:style-name="T2"> </text:span></text:p>
          </draw:text-box>
        </draw:frame>
        <draw:frame draw:style-name="gr1" draw:text-style-name="P2" draw:layer="layout" svg:width="0.422cm" svg:height="0.471cm" svg:x="3.192cm" svg:y="19.37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9.8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20.3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20.8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21.3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22cm" svg:height="0.471cm" svg:x="3.192cm" svg:y="21.814cm">
          <draw:text-box>
            <text:p text:style-name="P1"><text:span text:style-name="T2">10</text:span><text:span text:style-name="T2">. </text:span><text:span text:style-name="T2">(5 </text:span><text:span text:style-name="T2">pt</text:span><text:span text:style-name="T2">s) </text:span><text:span text:style-name="T2">A</text:span><text:span text:style-name="T2">fte</text:span><text:span text:style-name="T2">r </text:span><text:span text:style-name="T2">m</text:span><text:span text:style-name="T2">ov</text:span><text:span text:style-name="T2">in</text:span><text:span text:style-name="T2">g </text:span><text:span text:style-name="T2">th</text:span><text:span text:style-name="T2">e </text:span><text:span text:style-name="T2">fil</text:span><text:span text:style-name="T2">e </text:span></text:p>
          </draw:text-box>
        </draw:frame>
        <draw:frame draw:style-name="gr1" draw:text-style-name="P2" draw:layer="layout" svg:width="4.066cm" svg:height="0.479cm" svg:x="8.717cm" svg:y="21.838cm">
          <draw:text-box>
            <text:p text:style-name="P1"><text:span text:style-name="T8">y</text:span><text:span text:style-name="T8">e</text:span><text:span text:style-name="T8">t</text:span><text:span text:style-name="T8">_</text:span><text:span text:style-name="T8">a</text:span><text:span text:style-name="T8">n</text:span><text:span text:style-name="T8">o</text:span><text:span text:style-name="T8">t</text:span><text:span text:style-name="T8">h</text:span><text:span text:style-name="T8">e</text:span><text:span text:style-name="T8">r</text:span><text:span text:style-name="T8">_</text:span><text:span text:style-name="T8">t</text:span><text:span text:style-name="T8">e</text:span><text:span text:style-name="T8">s</text:span><text:span text:style-name="T8">t</text:span></text:p>
          </draw:text-box>
        </draw:frame>
        <draw:frame draw:style-name="gr1" draw:text-style-name="P2" draw:layer="layout" svg:width="1.035cm" svg:height="0.471cm" svg:x="12.782cm" svg:y="21.814cm">
          <draw:text-box>
            <text:p text:style-name="P1"><text:span text:style-name="T2"><text:s/></text:span><text:span text:style-name="T2">fr</text:span><text:span text:style-name="T2">o</text:span><text:span text:style-name="T2">m </text:span></text:p>
          </draw:text-box>
        </draw:frame>
        <draw:frame draw:style-name="gr1" draw:text-style-name="P2" draw:layer="layout" svg:width="1.018cm" svg:height="0.479cm" svg:x="13.816cm" svg:y="21.838cm">
          <draw:text-box>
            <text:p text:style-name="P1"><text:span text:style-name="T8">l</text:span><text:span text:style-name="T8">a</text:span><text:span text:style-name="T8">b</text:span><text:span text:style-name="T8">4</text:span></text:p>
          </draw:text-box>
        </draw:frame>
        <draw:frame draw:style-name="gr1" draw:text-style-name="P2" draw:layer="layout" svg:width="0.544cm" svg:height="0.471cm" svg:x="14.833cm" svg:y="21.814cm">
          <draw:text-box>
            <text:p text:style-name="P1"><text:span text:style-name="T2"><text:s/></text:span><text:span text:style-name="T2">to </text:span></text:p>
          </draw:text-box>
        </draw:frame>
        <draw:frame draw:style-name="gr1" draw:text-style-name="P2" draw:layer="layout" svg:width="1.018cm" svg:height="0.479cm" svg:x="15.374cm" svg:y="21.838cm">
          <draw:text-box>
            <text:p text:style-name="P1"><text:span text:style-name="T8">l</text:span><text:span text:style-name="T8">a</text:span><text:span text:style-name="T8">b</text:span><text:span text:style-name="T8">3</text:span></text:p>
          </draw:text-box>
        </draw:frame>
        <draw:frame draw:style-name="gr1" draw:text-style-name="P2" draw:layer="layout" svg:width="1.463cm" svg:height="0.471cm" svg:x="16.39cm" svg:y="21.814cm">
          <draw:text-box>
            <text:p text:style-name="P1"><text:span text:style-name="T2"><text:s/></text:span><text:span text:style-name="T2">lis</text:span><text:span text:style-name="T2">t </text:span><text:span text:style-name="T2">th</text:span><text:span text:style-name="T2">e <text:s/></text:span></text:p>
          </draw:text-box>
        </draw:frame>
        <draw:frame draw:style-name="gr1" draw:text-style-name="P2" draw:layer="layout" svg:width="3.266cm" svg:height="0.471cm" svg:x="3.192cm" svg:y="22.339cm">
          <draw:text-box>
            <text:p text:style-name="P1"><text:span text:style-name="T2"><text:s text:c="5"/></text:span><text:span text:style-name="T2"><text:s/></text:span><text:span text:style-name="T2">fil</text:span><text:span text:style-name="T2">es </text:span><text:span text:style-name="T2">th</text:span><text:span text:style-name="T2">at </text:span><text:span text:style-name="T2">ar</text:span><text:span text:style-name="T2">e </text:span><text:span text:style-name="T2">in </text:span></text:p>
          </draw:text-box>
        </draw:frame>
        <draw:frame draw:style-name="gr1" draw:text-style-name="P2" draw:layer="layout" svg:width="1.018cm" svg:height="0.479cm" svg:x="6.46cm" svg:y="22.363cm">
          <draw:text-box>
            <text:p text:style-name="P1"><text:span text:style-name="T8">l</text:span><text:span text:style-name="T8">a</text:span><text:span text:style-name="T8">b</text:span><text:span text:style-name="T8">4</text:span></text:p>
          </draw:text-box>
        </draw:frame>
        <draw:frame draw:style-name="gr1" draw:text-style-name="P2" draw:layer="layout" svg:width="0.823cm" svg:height="0.471cm" svg:x="7.476cm" svg:y="22.339cm">
          <draw:text-box>
            <text:p text:style-name="P1"><text:span text:style-name="T2"><text:s/></text:span><text:span text:style-name="T2">an</text:span><text:span text:style-name="T2">d </text:span></text:p>
          </draw:text-box>
        </draw:frame>
        <draw:frame draw:style-name="gr1" draw:text-style-name="P2" draw:layer="layout" svg:width="1.526cm" svg:height="0.479cm" svg:x="8.299cm" svg:y="22.363cm">
          <draw:text-box>
            <text:p text:style-name="P1"><text:span text:style-name="T8">l</text:span><text:span text:style-name="T8">a</text:span><text:span text:style-name="T8">b</text:span><text:span text:style-name="T8">3</text:span><text:span text:style-name="T6">. </text:span></text:p>
          </draw:text-box>
        </draw:frame>
        <draw:frame draw:style-name="gr1" draw:text-style-name="P2" draw:layer="layout" svg:width="0.422cm" svg:height="0.479cm" svg:x="3.192cm" svg:y="22.83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3.3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3.80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4.27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4.759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496cm" svg:height="0.471cm" svg:x="3.192cm" svg:y="1.299cm">
          <draw:text-box>
            <text:p text:style-name="P1"><text:span text:style-name="T1">C</text:span><text:span text:style-name="T1">S</text:span><text:span text:style-name="T1">24</text:span><text:span text:style-name="T1">00 </text:span></text:p>
          </draw:text-box>
        </draw:frame>
        <draw:frame draw:style-name="gr1" draw:text-style-name="P2" draw:layer="layout" svg:width="7.702cm" svg:height="0.471cm" svg:x="7.008cm" svg:y="1.299cm">
          <draw:text-box>
            <text:p text:style-name="P1"><text:span text:style-name="T2">A</text:span><text:span text:style-name="T2">ns</text:span><text:span text:style-name="T2">w</text:span><text:span text:style-name="T2">er </text:span><text:span text:style-name="T2">S</text:span><text:span text:style-name="T2">he</text:span><text:span text:style-name="T2">et </text:span><text:span text:style-name="T2">fo</text:span><text:span text:style-name="T2">r </text:span><text:span text:style-name="T2">L</text:span><text:span text:style-name="T2">ab</text:span><text:span text:style-name="T2">or</text:span><text:span text:style-name="T2">at</text:span><text:span text:style-name="T2">or</text:span><text:span text:style-name="T2">y </text:span><text:span text:style-name="T2">A</text:span><text:span text:style-name="T2">ssi</text:span><text:span text:style-name="T2">gn</text:span><text:span text:style-name="T2">m</text:span><text:span text:style-name="T2">en</text:span><text:span text:style-name="T2">t </text:span><text:span text:style-name="T2">#4 </text:span></text:p>
          </draw:text-box>
        </draw:frame>
        <draw:frame draw:style-name="gr1" draw:text-style-name="P2" draw:layer="layout" svg:width="0.422cm" svg:height="0.471cm" svg:x="18.273cm" svg:y="1.299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2.165cm" svg:height="0.471cm" svg:x="9.783cm" svg:y="1.781cm">
          <draw:text-box>
            <text:p text:style-name="P1"><text:span text:style-name="T2">(1</text:span><text:span text:style-name="T2">00 </text:span><text:span text:style-name="T2">po</text:span><text:span text:style-name="T2">int</text:span><text:span text:style-name="T2">s) </text:span></text:p>
          </draw:text-box>
        </draw:frame>
        <draw:frame draw:style-name="gr1" draw:text-style-name="P2" draw:layer="layout" svg:width="0.422cm" svg:height="0.471cm" svg:x="3.192cm" svg:y="2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72cm" svg:height="0.471cm" svg:x="3.192cm" svg:y="2.755cm">
          <draw:text-box>
            <text:p text:style-name="P1"><text:span text:style-name="T2">N</text:span><text:span text:style-name="T2">a</text:span><text:span text:style-name="T2">m</text:span><text:span text:style-name="T2">e/</text:span><text:span text:style-name="T2">PI</text:span><text:span text:style-name="T2">D: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 </text:span></text:p>
          </draw:text-box>
        </draw:frame>
        <draw:frame draw:style-name="gr1" draw:text-style-name="P2" draw:layer="layout" svg:width="0.422cm" svg:height="0.471cm" svg:x="18.22cm" svg:y="25.725cm">
          <draw:text-box>
            <text:p text:style-name="P1"><text:span text:style-name="T2">3 </text:span></text:p>
          </draw:text-box>
        </draw:frame>
        <draw:frame draw:style-name="gr1" draw:text-style-name="P2" draw:layer="layout" svg:width="0.422cm" svg:height="0.471cm" svg:x="3.192cm" svg:y="26.2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9cm" svg:x="3.192cm" svg:y="3.23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3.711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.467cm" svg:height="0.543cm" svg:x="3.192cm" svg:y="4.21cm">
          <draw:text-box>
            <text:p text:style-name="P1"><text:span text:style-name="T4">S</text:span><text:span text:style-name="T4">te</text:span><text:span text:style-name="T4">p </text:span><text:span text:style-name="T4">3:</text:span></text:p>
          </draw:text-box>
        </draw:frame>
        <draw:frame draw:style-name="gr1" draw:text-style-name="P2" draw:layer="layout" svg:width="3.889cm" svg:height="0.471cm" svg:x="4.66cm" svg:y="4.271cm">
          <draw:text-box>
            <text:p text:style-name="P1"><text:span text:style-name="T2"><text:s text:c="2"/></text:span><text:span text:style-name="T2">C</text:span><text:span text:style-name="T2">o</text:span><text:span text:style-name="T2">m</text:span><text:span text:style-name="T2">pil</text:span><text:span text:style-name="T2">e </text:span><text:span text:style-name="T2">an</text:span><text:span text:style-name="T2">d </text:span><text:span text:style-name="T2">ex</text:span><text:span text:style-name="T2">ec</text:span><text:span text:style-name="T2">ut</text:span><text:span text:style-name="T2">e </text:span></text:p>
          </draw:text-box>
        </draw:frame>
        <draw:frame draw:style-name="gr1" draw:text-style-name="P2" draw:layer="layout" svg:width="2.034cm" svg:height="0.424cm" svg:x="8.551cm" svg:y="4.393cm">
          <draw:text-box>
            <text:p text:style-name="P1"><text:span text:style-name="T5">p</text:span><text:span text:style-name="T5">r</text:span><text:span text:style-name="T5">o</text:span><text:span text:style-name="T5">g</text:span><text:span text:style-name="T5">1</text:span><text:span text:style-name="T5">.</text:span><text:span text:style-name="T5">c</text:span><text:span text:style-name="T5">c</text:span></text:p>
          </draw:text-box>
        </draw:frame>
        <draw:frame draw:style-name="gr1" draw:text-style-name="P2" draw:layer="layout" svg:width="0.422cm" svg:height="0.471cm" svg:x="10.583cm" svg:y="4.271cm">
          <draw:text-box>
            <text:p text:style-name="P1"><text:span text:style-name="T2">. </text:span></text:p>
          </draw:text-box>
        </draw:frame>
        <draw:frame draw:style-name="gr1" draw:text-style-name="P2" draw:layer="layout" svg:width="0.422cm" svg:height="0.471cm" svg:x="3.192cm" svg:y="4.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5.261cm">
          <draw:text-box>
            <text:p text:style-name="P1"><text:span text:style-name="T2">a.</text:span></text:p>
          </draw:text-box>
        </draw:frame>
        <draw:frame draw:style-name="gr1" draw:text-style-name="P2" draw:layer="layout" svg:width="0.422cm" svg:height="0.475cm" svg:x="4.755cm" svg:y="5.25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0.653cm" svg:height="0.471cm" svg:x="5.097cm" svg:y="5.261cm">
          <draw:text-box>
            <text:p text:style-name="P1"><text:span text:style-name="T2">(5 </text:span><text:span text:style-name="T2">pt</text:span><text:span text:style-name="T2">s) </text:span><text:span text:style-name="T2">W</text:span><text:span text:style-name="T2">ha</text:span><text:span text:style-name="T2">t </text:span><text:span text:style-name="T2">ar</text:span><text:span text:style-name="T2">e </text:span><text:span text:style-name="T2">so</text:span><text:span text:style-name="T2">m</text:span><text:span text:style-name="T2">e </text:span><text:span text:style-name="T2">go</text:span><text:span text:style-name="T2">od </text:span><text:span text:style-name="T2">va</text:span><text:span text:style-name="T2">lu</text:span><text:span text:style-name="T2">es </text:span><text:span text:style-name="T2">to </text:span><text:span text:style-name="T2">us</text:span><text:span text:style-name="T2">e </text:span><text:span text:style-name="T2">to </text:span><text:span text:style-name="T2">te</text:span><text:span text:style-name="T2">st </text:span><text:span text:style-name="T2">thi</text:span><text:span text:style-name="T2">s </text:span><text:span text:style-name="T2">pr</text:span><text:span text:style-name="T2">og</text:span><text:span text:style-name="T2">ra</text:span><text:span text:style-name="T2">m</text:span><text:span text:style-name="T2">? </text:span></text:p>
          </draw:text-box>
        </draw:frame>
        <draw:frame draw:style-name="gr1" draw:text-style-name="P2" draw:layer="layout" svg:width="0.422cm" svg:height="0.471cm" svg:x="3.192cm" svg:y="5.7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6.2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6.7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7.217cm">
          <draw:text-box>
            <text:p text:style-name="P1"><text:span text:style-name="T2">b.</text:span></text:p>
          </draw:text-box>
        </draw:frame>
        <draw:frame draw:style-name="gr1" draw:text-style-name="P2" draw:layer="layout" svg:width="0.422cm" svg:height="0.475cm" svg:x="4.779cm" svg:y="7.2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085cm" svg:height="0.471cm" svg:x="5.097cm" svg:y="7.217cm">
          <draw:text-box>
            <text:p text:style-name="P1"><text:span text:style-name="T2">(5 </text:span><text:span text:style-name="T2">pt</text:span><text:span text:style-name="T2">s) </text:span><text:span text:style-name="T2">W</text:span><text:span text:style-name="T2">ha</text:span><text:span text:style-name="T2">t </text:span><text:span text:style-name="T2">ha</text:span><text:span text:style-name="T2">pp</text:span><text:span text:style-name="T2">en</text:span><text:span text:style-name="T2">s </text:span><text:span text:style-name="T2">if </text:span><text:span text:style-name="T2">yo</text:span><text:span text:style-name="T2">u </text:span><text:span text:style-name="T2">ty</text:span><text:span text:style-name="T2">pe </text:span><text:span text:style-name="T2">in </text:span></text:p>
          </draw:text-box>
        </draw:frame>
        <draw:frame draw:style-name="gr1" draw:text-style-name="P2" draw:layer="layout" svg:width="0.51cm" svg:height="0.424cm" svg:x="11.187cm" svg:y="7.339cm">
          <draw:text-box>
            <text:p text:style-name="P1"><text:span text:style-name="T5">4</text:span><text:span text:style-name="T5">2</text:span></text:p>
          </draw:text-box>
        </draw:frame>
        <draw:frame draw:style-name="gr1" draw:text-style-name="P2" draw:layer="layout" svg:width="4.667cm" svg:height="0.471cm" svg:x="11.695cm" svg:y="7.217cm">
          <draw:text-box>
            <text:p text:style-name="P1"><text:span text:style-name="T2"><text:s/></text:span><text:span text:style-name="T2">w</text:span><text:span text:style-name="T2">he</text:span><text:span text:style-name="T2">n </text:span><text:span text:style-name="T2">as</text:span><text:span text:style-name="T2">ke</text:span><text:span text:style-name="T2">d </text:span><text:span text:style-name="T2">fo</text:span><text:span text:style-name="T2">r a </text:span><text:span text:style-name="T2">nu</text:span><text:span text:style-name="T2">m</text:span><text:span text:style-name="T2">be</text:span><text:span text:style-name="T2">r? </text:span></text:p>
          </draw:text-box>
        </draw:frame>
        <draw:frame draw:style-name="gr1" draw:text-style-name="P2" draw:layer="layout" svg:width="0.422cm" svg:height="0.471cm" svg:x="4.462cm" svg:y="7.7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8.1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8.68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9.16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9.6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10.138cm">
          <draw:text-box>
            <text:p text:style-name="P1"><text:span text:style-name="T2">c.</text:span></text:p>
          </draw:text-box>
        </draw:frame>
        <draw:frame draw:style-name="gr1" draw:text-style-name="P2" draw:layer="layout" svg:width="0.422cm" svg:height="0.475cm" svg:x="4.755cm" svg:y="10.13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9.142cm" svg:height="0.471cm" svg:x="5.097cm" svg:y="10.138cm">
          <draw:text-box>
            <text:p text:style-name="P1"><text:span text:style-name="T2">(5 </text:span><text:span text:style-name="T2">pt</text:span><text:span text:style-name="T2">s) </text:span><text:span text:style-name="T2">C</text:span><text:span text:style-name="T2">or</text:span><text:span text:style-name="T2">re</text:span><text:span text:style-name="T2">ct </text:span><text:span text:style-name="T2">th</text:span><text:span text:style-name="T2">e </text:span><text:span text:style-name="T2">co</text:span><text:span text:style-name="T2">de </text:span><text:span text:style-name="T2">as </text:span><text:span text:style-name="T2">th</text:span><text:span text:style-name="T2">e </text:span><text:span text:style-name="T2">pr</text:span><text:span text:style-name="T2">og</text:span><text:span text:style-name="T2">ra</text:span><text:span text:style-name="T2">m</text:span><text:span text:style-name="T2">m</text:span><text:span text:style-name="T2">er </text:span><text:span text:style-name="T2">int</text:span><text:span text:style-name="T2">en</text:span><text:span text:style-name="T2">de</text:span><text:span text:style-name="T2">d. <text:s/></text:span></text:p>
          </draw:text-box>
        </draw:frame>
        <draw:frame draw:style-name="gr1" draw:text-style-name="P2" draw:layer="layout" svg:width="0.422cm" svg:height="0.471cm" svg:x="3.192cm" svg:y="10.6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1.1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1.6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2.08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2.5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13.059cm">
          <draw:text-box>
            <text:p text:style-name="P1"><text:span text:style-name="T2">d.</text:span></text:p>
          </draw:text-box>
        </draw:frame>
        <draw:frame draw:style-name="gr1" draw:text-style-name="P2" draw:layer="layout" svg:width="0.422cm" svg:height="0.475cm" svg:x="4.779cm" svg:y="13.05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3.066cm" svg:height="0.471cm" svg:x="5.097cm" svg:y="13.059cm">
          <draw:text-box>
            <text:p text:style-name="P1"><text:span text:style-name="T2">(5 </text:span><text:span text:style-name="T2">pt</text:span><text:span text:style-name="T2">s) <text:s/></text:span><text:span text:style-name="T2">M</text:span><text:span text:style-name="T2">od</text:span><text:span text:style-name="T2">if</text:span><text:span text:style-name="T2">y </text:span><text:span text:style-name="T2">th</text:span><text:span text:style-name="T2">e </text:span><text:span text:style-name="T2">pr</text:span><text:span text:style-name="T2">og</text:span><text:span text:style-name="T2">ra</text:span><text:span text:style-name="T2">m </text:span><text:span text:style-name="T2">to </text:span><text:span text:style-name="T2">all</text:span><text:span text:style-name="T2">o</text:span><text:span text:style-name="T2">w </text:span><text:span text:style-name="T2">yo</text:span><text:span text:style-name="T2">u </text:span><text:span text:style-name="T2">to </text:span><text:span text:style-name="T2">ex</text:span><text:span text:style-name="T2">it </text:span><text:span text:style-name="T2">th</text:span><text:span text:style-name="T2">e </text:span><text:span text:style-name="T2">lo</text:span><text:span text:style-name="T2">op</text:span><text:span text:style-name="T2">, </text:span><text:span text:style-name="T2">an</text:span><text:span text:style-name="T2">d </text:span><text:span text:style-name="T2">th</text:span><text:span text:style-name="T2">e </text:span><text:span text:style-name="T2">pr</text:span><text:span text:style-name="T2">og</text:span><text:span text:style-name="T2">ra</text:span><text:span text:style-name="T2">m </text:span><text:span text:style-name="T2">if </text:span></text:p>
          </draw:text-box>
        </draw:frame>
        <draw:frame draw:style-name="gr1" draw:text-style-name="P2" draw:layer="layout" svg:width="6.352cm" svg:height="0.471cm" svg:x="5.097cm" svg:y="13.559cm">
          <draw:text-box>
            <text:p text:style-name="P1"><text:span text:style-name="T2">yo</text:span><text:span text:style-name="T2">u </text:span><text:span text:style-name="T2">ty</text:span><text:span text:style-name="T2">pe </text:span><text:span text:style-name="T2">in </text:span><text:span text:style-name="T2">yo</text:span><text:span text:style-name="T2">ur </text:span><text:span text:style-name="T2">o</text:span><text:span text:style-name="T2">w</text:span><text:span text:style-name="T2">n </text:span><text:span text:style-name="T2">se</text:span><text:span text:style-name="T2">cr</text:span><text:span text:style-name="T2">et </text:span><text:span text:style-name="T2">nu</text:span><text:span text:style-name="T2">m</text:span><text:span text:style-name="T2">be</text:span><text:span text:style-name="T2">r (</text:span></text:p>
          </draw:text-box>
        </draw:frame>
        <draw:frame draw:style-name="gr1" draw:text-style-name="P2" draw:layer="layout" svg:width="1.272cm" svg:height="0.424cm" svg:x="11.457cm" svg:y="13.681cm">
          <draw:text-box>
            <text:p text:style-name="P1"><text:span text:style-name="T5">1</text:span><text:span text:style-name="T5">2</text:span><text:span text:style-name="T5">3</text:span><text:span text:style-name="T5">4</text:span><text:span text:style-name="T5">5</text:span></text:p>
          </draw:text-box>
        </draw:frame>
        <draw:frame draw:style-name="gr1" draw:text-style-name="P2" draw:layer="layout" svg:width="0.422cm" svg:height="0.471cm" svg:x="12.727cm" svg:y="13.559cm">
          <draw:text-box>
            <text:p text:style-name="P1"><text:span text:style-name="T2">). </text:span></text:p>
          </draw:text-box>
        </draw:frame>
        <draw:frame draw:style-name="gr1" draw:text-style-name="P2" draw:layer="layout" svg:width="0.422cm" svg:height="0.471cm" svg:x="3.192cm" svg:y="14.0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4.5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5.0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5.50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15.997cm">
          <draw:text-box>
            <text:p text:style-name="P1"><text:span text:style-name="T2">e.</text:span></text:p>
          </draw:text-box>
        </draw:frame>
        <draw:frame draw:style-name="gr1" draw:text-style-name="P2" draw:layer="layout" svg:width="0.422cm" svg:height="0.475cm" svg:x="4.755cm" svg:y="15.99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3.362cm" svg:height="0.471cm" svg:x="5.097cm" svg:y="15.997cm">
          <draw:text-box>
            <text:p text:style-name="P1"><text:span text:style-name="T2">(5 </text:span><text:span text:style-name="T2">pt</text:span><text:span text:style-name="T2">s) </text:span><text:span text:style-name="T2">In</text:span><text:span text:style-name="T2">cl</text:span><text:span text:style-name="T2">ud</text:span><text:span text:style-name="T2">e </text:span><text:span text:style-name="T2">th</text:span><text:span text:style-name="T2">e </text:span><text:span text:style-name="T2">he</text:span><text:span text:style-name="T2">ad</text:span><text:span text:style-name="T2">er </text:span><text:span text:style-name="T2">do</text:span><text:span text:style-name="T2">cu</text:span><text:span text:style-name="T2">m</text:span><text:span text:style-name="T2">en</text:span><text:span text:style-name="T2">tat</text:span><text:span text:style-name="T2">io</text:span><text:span text:style-name="T2">n </text:span><text:span text:style-name="T2">(y</text:span><text:span text:style-name="T2">ou</text:span><text:span text:style-name="T2">r </text:span><text:span text:style-name="T2">na</text:span><text:span text:style-name="T2">m</text:span><text:span text:style-name="T2">e, </text:span><text:span text:style-name="T2">la</text:span><text:span text:style-name="T2">b#</text:span><text:span text:style-name="T2">, </text:span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th</text:span><text:span text:style-name="T2">e </text:span></text:p>
          </draw:text-box>
        </draw:frame>
        <draw:frame draw:style-name="gr1" draw:text-style-name="P2" draw:layer="layout" svg:width="2.487cm" svg:height="0.471cm" svg:x="5.097cm" svg:y="16.48cm">
          <draw:text-box>
            <text:p text:style-name="P1"><text:span text:style-name="T2">pr</text:span><text:span text:style-name="T2">og</text:span><text:span text:style-name="T2">ra</text:span><text:span text:style-name="T2">m </text:span><text:span text:style-name="T2">et</text:span><text:span text:style-name="T2">c.)</text:span><text:span text:style-name="T2">. </text:span></text:p>
          </draw:text-box>
        </draw:frame>
        <draw:frame draw:style-name="gr1" draw:text-style-name="P2" draw:layer="layout" svg:width="0.422cm" svg:height="0.471cm" svg:x="3.192cm" svg:y="16.9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7.4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7.9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8.42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18.9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4.462cm" svg:y="19.401cm">
          <draw:text-box>
            <text:p text:style-name="P1"><text:span text:style-name="T2">f.</text:span></text:p>
          </draw:text-box>
        </draw:frame>
        <draw:frame draw:style-name="gr1" draw:text-style-name="P2" draw:layer="layout" svg:width="0.422cm" svg:height="0.475cm" svg:x="4.708cm" svg:y="19.39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864cm" svg:height="0.471cm" svg:x="5.097cm" svg:y="19.401cm">
          <draw:text-box>
            <text:p text:style-name="P1"><text:span text:style-name="T2">(5 </text:span><text:span text:style-name="T2">pt</text:span><text:span text:style-name="T2">s) </text:span><text:span text:style-name="T2">Pr</text:span><text:span text:style-name="T2">int </text:span><text:span text:style-name="T2">ou</text:span><text:span text:style-name="T2">t </text:span><text:span text:style-name="T2">th</text:span><text:span text:style-name="T2">e </text:span><text:span text:style-name="T2">fi</text:span><text:span text:style-name="T2">na</text:span><text:span text:style-name="T2">l </text:span><text:span text:style-name="T2">ve</text:span><text:span text:style-name="T2">rsi</text:span><text:span text:style-name="T2">on </text:span><text:span text:style-name="T2">an</text:span><text:span text:style-name="T2">d </text:span><text:span text:style-name="T2">att</text:span><text:span text:style-name="T2">ac</text:span><text:span text:style-name="T2">h </text:span><text:span text:style-name="T2">it </text:span><text:span text:style-name="T2">to </text:span><text:span text:style-name="T2">th</text:span><text:span text:style-name="T2">e </text:span><text:span text:style-name="T2">la</text:span><text:span text:style-name="T2">b </text:span><text:span text:style-name="T2">an</text:span><text:span text:style-name="T2">s</text:span><text:span text:style-name="T2">w</text:span><text:span text:style-name="T2">er </text:span><text:span text:style-name="T2">sh</text:span><text:span text:style-name="T2">ee</text:span><text:span text:style-name="T2">t <text:s/></text:span></text:p>
          </draw:text-box>
        </draw:frame>
        <draw:frame draw:style-name="gr1" draw:text-style-name="P2" draw:layer="layout" svg:width="5.336cm" svg:height="0.479cm" svg:x="3.192cm" svg:y="19.908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/></text:span><text:span text:style-name="T6">(</text:span><text:span text:style-name="T8">l</text:span><text:span text:style-name="T8">p</text:span><text:span text:style-name="T8">r </text:span><text:span text:style-name="T8">p</text:span><text:span text:style-name="T8">r</text:span><text:span text:style-name="T8">o</text:span><text:span text:style-name="T8">g</text:span><text:span text:style-name="T8">1</text:span><text:span text:style-name="T8">.</text:span><text:span text:style-name="T8">c</text:span><text:span text:style-name="T8">c</text:span><text:span text:style-name="T6">)</text:span></text:p>
          </draw:text-box>
        </draw:frame>
        <draw:frame draw:style-name="gr1" draw:text-style-name="P2" draw:layer="layout" svg:width="0.422cm" svg:height="0.424cm" svg:x="8.526cm" svg:y="19.971cm">
          <draw:text-box>
            <text:p text:style-name="P1"><text:span text:style-name="T10">.</text:span></text:p>
          </draw:text-box>
        </draw:frame>
        <draw:frame draw:style-name="gr1" draw:text-style-name="P2" draw:layer="layout" svg:width="0.422cm" svg:height="0.471cm" svg:x="8.632cm" svg:y="19.8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9cm" svg:x="3.192cm" svg:y="20.3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0.86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9cm" svg:x="3.192cm" svg:y="21.34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3.287cm" svg:height="0.543cm" svg:x="3.192cm" svg:y="21.846cm">
          <draw:text-box>
            <text:p text:style-name="P1"><text:span text:style-name="T4">S</text:span><text:span text:style-name="T4">te</text:span><text:span text:style-name="T4">p </text:span><text:span text:style-name="T4">4: </text:span><text:span text:style-name="T4">(2</text:span><text:span text:style-name="T4">0 </text:span><text:span text:style-name="T4">p</text:span><text:span text:style-name="T4">ts</text:span><text:span text:style-name="T4">) </text:span></text:p>
          </draw:text-box>
        </draw:frame>
        <draw:frame draw:style-name="gr1" draw:text-style-name="P2" draw:layer="layout" svg:width="10.962cm" svg:height="0.471cm" svg:x="6.484cm" svg:y="21.907cm">
          <draw:text-box>
            <text:p text:style-name="P1"><text:span text:style-name="T2">Pr</text:span><text:span text:style-name="T2">int</text:span><text:span text:style-name="T2">ou</text:span><text:span text:style-name="T2">t </text:span><text:span text:style-name="T2">of </text:span><text:span text:style-name="T2">yo</text:span><text:span text:style-name="T2">ur </text:span><text:span text:style-name="T2">so</text:span><text:span text:style-name="T2">ur</text:span><text:span text:style-name="T2">ce </text:span><text:span text:style-name="T2">co</text:span><text:span text:style-name="T2">de </text:span><text:span text:style-name="T2">an</text:span><text:span text:style-name="T2">d </text:span><text:span text:style-name="T2">att</text:span><text:span text:style-name="T2">ac</text:span><text:span text:style-name="T2">h </text:span><text:span text:style-name="T2">it </text:span><text:span text:style-name="T2">to </text:span><text:span text:style-name="T2">thi</text:span><text:span text:style-name="T2">s </text:span><text:span text:style-name="T2">la</text:span><text:span text:style-name="T2">b </text:span><text:span text:style-name="T2">sh</text:span><text:span text:style-name="T2">ee</text:span><text:span text:style-name="T2">t. </text:span><text:span text:style-name="T2">Al</text:span><text:span text:style-name="T2">so</text:span><text:span text:style-name="T2">, </text:span></text:p>
          </draw:text-box>
        </draw:frame>
        <draw:frame draw:style-name="gr1" draw:text-style-name="P2" draw:layer="layout" svg:width="8.354cm" svg:height="0.471cm" svg:x="3.192cm" svg:y="22.406cm">
          <draw:text-box>
            <text:p text:style-name="P1"><text:span text:style-name="T2">el</text:span><text:span text:style-name="T2">ec</text:span><text:span text:style-name="T2">tr</text:span><text:span text:style-name="T2">on</text:span><text:span text:style-name="T2">ic</text:span><text:span text:style-name="T2">all</text:span><text:span text:style-name="T2">y </text:span><text:span text:style-name="T2">su</text:span><text:span text:style-name="T2">b</text:span><text:span text:style-name="T2">mi</text:span><text:span text:style-name="T2">t </text:span><text:span text:style-name="T2">all </text:span><text:span text:style-name="T2">yo</text:span><text:span text:style-name="T2">ur </text:span><text:span text:style-name="T2">co</text:span><text:span text:style-name="T2">de </text:span><text:span text:style-name="T2">fr</text:span><text:span text:style-name="T2">o</text:span><text:span text:style-name="T2">m </text:span><text:span text:style-name="T2">thi</text:span><text:span text:style-name="T2">s </text:span><text:span text:style-name="T2">la</text:span><text:span text:style-name="T2">b. </text:span></text:p>
          </draw:text-box>
        </draw:frame>
        <draw:frame draw:style-name="gr1" draw:text-style-name="P2" draw:layer="layout" svg:width="0.422cm" svg:height="0.471cm" svg:x="3.192cm" svg:y="22.88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3.192cm" svg:y="23.38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urier" svg:font-family="Courier"/>
    <style:font-face style:name="Courier1" svg:font-family="Courier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06T15:30:07.654482941</dc:date>
    <meta:editing-duration>PT3M17S</meta:editing-duration>
    <meta:editing-cycles>1</meta:editing-cycles>
    <meta:document-statistic meta:object-count="226"/>
    <meta:generator>LibreOffice/7.3.7.2$Linux_X86_64 LibreOffice_project/30$Build-2</meta:generator>
  </office:meta>
</office:document-meta>
</file>